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e" officeooo:paragraph-rsid="00145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1: Introducción a Git</text:p>
      <text:p text:style-name="P1">Capítulo 2: Flujo de trabajo básico</text:p>
      <text:p text:style-name="P1">Capítulo 3: Rpositorios remot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09:58:06.819840564</meta:creation-date>
    <dc:date>2022-10-14T09:58:48.798324931</dc:date>
    <meta:editing-duration>PT4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5" meta:character-count="97" meta:non-whitespace-character-count="85"/>
  </office:meta>
</office:document-meta>
</file>